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.9326in" table:align="left"/>
    </style:style>
    <style:style style:name="Table2.A" style:family="table-column">
      <style:table-column-properties style:column-width="1.932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1.9625in" table:align="left"/>
    </style:style>
    <style:style style:name="Table3.A" style:family="table-column">
      <style:table-column-properties style:column-width="1.9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0819in" table:align="left"/>
    </style:style>
    <style:style style:name="Table4.A" style:family="table-column">
      <style:table-column-properties style:column-width="2.2042in"/>
    </style:style>
    <style:style style:name="Table4.B" style:family="table-column">
      <style:table-column-properties style:column-width="1.8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position="0% 100%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paragraph-rsid="001d4927" style:font-size-asian="10.5pt" style:font-size-complex="12pt"/>
    </style:style>
    <style:style style:name="P18" style:family="paragraph">
      <style:text-properties fo:font-size="10pt" style:font-size-asian="10pt" style:font-size-complex="10pt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3" style:family="text">
      <style:text-properties style:text-position="0% 100%" fo:font-weight="normal" officeooo:rsid="001b678b" style:font-weight-asian="normal" style:font-weight-complex="normal"/>
    </style:style>
    <style:style style:name="T4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text-position="sub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678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d4927"/>
    </style:style>
    <style:style style:name="T10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none" draw:fill-color="#ffffff" fo:min-height="0.3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urrency control</text:p>
      <text:p text:style-name="P2"/>
      <text:p text:style-name="P2">What is the effect of the concurrent execution of transactions on a database?</text:p>
      <text:p text:style-name="P3">The effect of concurrent execution of transactions is a schedule that contains a random interleaving of individual operations of <text:span text:style-name="T7">the </text:span>transactions(as dictated by the resource sharing mechanism of the OS) from the database's perspective. This <text:span text:style-name="T7">may </text:span>leads to inconsistency of data or result.</text:p>
      <text:p text:style-name="P3"/>
      <text:p text:style-name="P2">Illustration</text:p>
      <text:p text:style-name="P3">Consider the following two transactions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T<text:span text:style-name="T5">1</text:span></text:p>
            <text:p text:style-name="P9">(Transfer 50 from B to A)</text:p>
          </table:table-cell>
        </table:table-row>
        <table:table-row>
          <table:table-cell table:style-name="Table2.A2" office:value-type="string">
            <text:p text:style-name="P10">read(B)</text:p>
          </table:table-cell>
        </table:table-row>
        <table:table-row>
          <table:table-cell table:style-name="Table2.A2" office:value-type="string">
            <text:p text:style-name="P10">B = B – 50</text:p>
          </table:table-cell>
        </table:table-row>
        <table:table-row>
          <table:table-cell table:style-name="Table2.A2" office:value-type="string">
            <text:p text:style-name="P10">write(B)</text:p>
          </table:table-cell>
        </table:table-row>
        <table:table-row>
          <table:table-cell table:style-name="Table2.A2" office:value-type="string">
            <text:p text:style-name="P10">read(A)</text:p>
          </table:table-cell>
        </table:table-row>
        <table:table-row>
          <table:table-cell table:style-name="Table2.A2" office:value-type="string">
            <text:p text:style-name="P10">A = A + 50</text:p>
          </table:table-cell>
        </table:table-row>
        <table:table-row>
          <table:table-cell table:style-name="Table2.A2" office:value-type="string">
            <text:p text:style-name="P10">write(A)</text:p>
          </table:table-cell>
        </table:table-row>
      </table:table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12">T<text:span text:style-name="T5">2</text:span></text:p>
            <text:p text:style-name="P9">(Display A + B)</text:p>
          </table:table-cell>
        </table:table-row>
        <table:table-row>
          <table:table-cell table:style-name="Table3.A2" office:value-type="string">
            <text:p text:style-name="P10">Read(B)</text:p>
          </table:table-cell>
        </table:table-row>
        <table:table-row>
          <table:table-cell table:style-name="Table3.A2" office:value-type="string">
            <text:p text:style-name="P10">read(A)</text:p>
          </table:table-cell>
        </table:table-row>
        <table:table-row>
          <table:table-cell table:style-name="Table3.A2" office:value-type="string">
            <text:p text:style-name="P10">display(A + B)</text:p>
          </table:table-cell>
        </table:table-row>
      </table:table>
      <text:p text:style-name="P3"/>
      <text:p text:style-name="P3">Now consider a <text:span text:style-name="T6">schedule</text:span>, formed of random interleaving of operations of both the transactions which results in inconsistent result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T<text:span text:style-name="T5">1</text:span></text:p>
            <text:p text:style-name="P9"><draw:caption text:anchor-type="char" draw:z-index="0" draw:style-name="gr1" draw:text-style-name="P18" svg:width="0.7717in" svg:height="0.3807in" svg:x="4.8728in" svg:y="0.798in" draw:caption-point-x="-1.2866in" draw:caption-point-y="0.7528in"><text:p><text:span text:style-name="T10">Wrong result displayed</text:span></text:p></draw:caption>(Transfer 50 from B to A)</text:p>
          </table:table-cell>
          <table:table-cell table:style-name="Table4.B1" office:value-type="string">
            <text:p text:style-name="P12">T<text:span text:style-name="T5">2</text:span></text:p>
            <text:p text:style-name="P9">(Display A + B)</text:p>
          </table:table-cell>
        </table:table-row>
        <table:table-row>
          <table:table-cell table:style-name="Table4.A2" office:value-type="string">
            <text:p text:style-name="P10">read(B)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0">B = B – 50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0">write(B)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0">Read(B)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0">read(A)</text:p>
          </table:table-cell>
        </table:table-row>
        <table:table-row>
          <table:table-cell table:style-name="Table4.A2" office:value-type="string">
            <text:p text:style-name="P11"/>
          </table:table-cell>
          <table:table-cell table:style-name="Table4.B2" office:value-type="string">
            <text:p text:style-name="P10">display(A + B)</text:p>
          </table:table-cell>
        </table:table-row>
        <table:table-row>
          <table:table-cell table:style-name="Table4.A2" office:value-type="string">
            <text:p text:style-name="P10">read(A)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0">A = A + 50</text:p>
          </table:table-cell>
          <table:table-cell table:style-name="Table4.B2" office:value-type="string">
            <text:p text:style-name="P11"/>
          </table:table-cell>
        </table:table-row>
        <table:table-row>
          <table:table-cell table:style-name="Table4.A2" office:value-type="string">
            <text:p text:style-name="P10">write(A)</text:p>
          </table:table-cell>
          <table:table-cell table:style-name="Table4.B2" office:value-type="string">
            <text:p text:style-name="P11"/>
          </table:table-cell>
        </table:table-row>
      </table:table>
      <text:p text:style-name="P3"/>
      <text:p text:style-name="P3"/>
      <text:p text:style-name="P2">What can be done to ensure that concurrency(a desirable property) does not lead to inconsistency of data?</text:p>
      <text:p text:style-name="P3">By ensuring that only serializable schedules(whose effect is the same as serial schedules and yet allows for concurrency) are generated.</text:p>
      <text:p text:style-name="P3"/>
      <text:p text:style-name="P2">Why serializable schedules?</text:p>
      <text:p text:style-name="P3">They consist of an interleaving(not random though) of operations of individual transactions, thus enabling concurrency and yet produce the same effect of serial transactions.</text:p>
      <text:p text:style-name="P3"/>
      <text:p text:style-name="P2"><text:soft-page-break/>What is the objective of concurrency control schemes?</text:p>
      <text:p text:style-name="P3">Provide a high degree of concurrency, while ensuring that all schedules that <text:span text:style-name="T7">are </text:span>generated for execution on the database ar serializable and are cascadeless, regardless of how the operating system time-shares resources(such as CPU time among transactions).</text:p>
      <text:p text:style-name="P3"/>
      <text:p text:style-name="P2">How can serializable schedules be generated?</text:p>
      <text:p text:style-name="P3">Conflict/View serializable schedules have constraints about the schedule of operations. These constraints can be implemented in a variety of ways using</text:p>
      <text:list xml:id="list20583845241" text:style-name="L1">
        <text:list-item>
          <text:p text:style-name="P13">Locks</text:p>
        </text:list-item>
        <text:list-item>
          <text:p text:style-name="P13">Timestamps</text:p>
        </text:list-item>
      </text:list>
      <text:p text:style-name="P3">Note that all concurrency protocols in the text show the generation of conflict serializable schedules only for now.</text:p>
      <text:p text:style-name="P3"/>
      <text:p text:style-name="P2">Classification of concurrency-control-schemes</text:p>
      <text:list xml:id="list2094706601" text:style-name="L2">
        <text:list-item>
          <text:p text:style-name="P14">Pessimistic concurrency control schemes - <text:span text:style-name="T2">They force a wait or rollback whenever a pair of conflicting operations are detected and ensure that conflict</text:span><text:span text:style-name="T3">ing</text:span><text:span text:style-name="T2"> operations execute in serial order.</text:span></text:p>
          <text:list>
            <text:list-item>
              <text:p text:style-name="P15"><text:a xlink:type="simple" xlink:href="../Locking%20protocols.odt"><text:span text:style-name="T1">Locking Protocols</text:span></text:a></text:p>
              <text:list>
                <text:list-item>
                  <text:p text:style-name="P15"><text:a xlink:type="simple" xlink:href="../Concurrency%20control%20-%20Two%20phase%20locking%20protocol.odt"><text:span text:style-name="T1">Two phase locking protocol</text:span></text:a></text:p>
                </text:list-item>
                <text:list-item>
                  <text:p text:style-name="P15"><text:a xlink:type="simple" xlink:href="../Concurrency%20control%20-%20Tree%20protocol.odt"><text:span text:style-name="T1">Tree protocol</text:span></text:a></text:p>
                </text:list-item>
                <text:list-item>
                  <text:p text:style-name="P15"><text:a xlink:type="simple" xlink:href="../Concurrency%20control%20with%20Multiple%20granularity.odt"><text:span text:style-name="T4">Multiple-granularity locking protocol</text:span></text:a></text:p>
                </text:list-item>
                <text:list-item>
                  <text:p text:style-name="P15"><text:a xlink:type="simple" xlink:href="../Multi-version%20concurrency%20control.odt#Multi-version%20two%20phase%20locking%20protocol"><text:span text:style-name="T4">Multi-version two phase locking protocol</text:span></text:a></text:p>
                </text:list-item>
              </text:list>
            </text:list-item>
            <text:list-item>
              <text:p text:style-name="P15"><text:a xlink:type="simple" xlink:href="../Timestamp-Based%20protocols.odt"><text:span text:style-name="T1">Timestamp based protocols</text:span></text:a></text:p>
              <text:list>
                <text:list-item>
                  <text:p text:style-name="P15"><text:a xlink:type="simple" xlink:href="../Timestamp-Based%20protocols.odt"><text:span text:style-name="T1">Timestamp ordering protocol</text:span></text:a></text:p>
                </text:list-item>
                <text:list-item>
                  <text:p text:style-name="P15"><text:a xlink:type="simple" xlink:href="../Multi-version%20concurrency%20control.odt#Multi-version%20timestamp%20ordering%20protocol"><text:span text:style-name="T8">Multi-version timestamp ordering protocol</text:span></text:a></text:p>
                </text:list-item>
              </text:list>
            </text:list-item>
          </text:list>
        </text:list-item>
        <text:list-item>
          <text:p text:style-name="P14">Optimistic concurrency control schemes</text:p>
          <text:list>
            <text:list-item>
              <text:p text:style-name="P15"><text:a xlink:type="simple" xlink:href="../Validation%20based%20protocols.odt"><text:span text:style-name="T1">Validation based protocols</text:span></text:a></text:p>
            </text:list-item>
          </text:list>
        </text:list-item>
      </text:list>
      <text:p text:style-name="P3"/>
      <text:p text:style-name="P2">Difference between locking based and timestamp based schemes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Locking based</text:p>
          </table:table-cell>
          <table:table-cell table:style-name="Table1.B1" office:value-type="string">
            <text:p text:style-name="P8">Timestamp-Based</text:p>
          </table:table-cell>
        </table:table-row>
        <table:table-row>
          <table:table-cell table:style-name="Table1.A2" office:value-type="string">
            <text:p text:style-name="P7">Waiting on locks. Possibility of deadlocks.</text:p>
          </table:table-cell>
          <table:table-cell table:style-name="Table1.B2" office:value-type="string">
            <text:p text:style-name="P7">Rollbacks. Costly.</text:p>
          </table:table-cell>
        </table:table-row>
        <table:table-row>
          <table:table-cell table:style-name="Table1.A2" office:value-type="string">
            <text:p text:style-name="P7">Deadlocks not avoidable</text:p>
          </table:table-cell>
          <table:table-cell table:style-name="Table1.B2" office:value-type="string">
            <text:p text:style-name="P7">Deadlocks not present as there is no waiting</text:p>
          </table:table-cell>
        </table:table-row>
        <table:table-row>
          <table:table-cell table:style-name="Table1.A2" office:value-type="string">
            <text:p text:style-name="P7">Starvation possible</text:p>
          </table:table-cell>
          <table:table-cell table:style-name="Table1.B2" office:value-type="string">
            <text:p text:style-name="P7">Starvation possible</text:p>
          </table:table-cell>
        </table:table-row>
        <table:table-row>
          <table:table-cell table:style-name="Table1.A2" office:value-type="string">
            <text:p text:style-name="P7">Order of serializability cannot be ensured</text:p>
          </table:table-cell>
          <table:table-cell table:style-name="Table1.B2" office:value-type="string">
            <text:p text:style-name="P7">Order of serializability can be ensured. It is the order in which the transactions enter the system.</text:p>
          </table:table-cell>
        </table:table-row>
      </table:table>
      <text:p text:style-name="P5"/>
      <text:p text:style-name="P5">Are schedules allowed under 2PL always allowed under timestamp-based protocols?</text:p>
      <text:p text:style-name="P6">No. Schedules based on 2PL are ordered based on lock-points which is an execution time phenomenon. The serializability of timestamp-based protocols are fixed and based on the order in which the transactions enter a system. Thus only when a schedule is such that its serializability order determined by lock-points is the same as the incoming order is it allowed under timestamp-based protocols. </text:p>
      <text:p text:style-name="P6"/>
      <text:p text:style-name="P5">When to use different concurrency control schemes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Scheme</text:p>
          </table:table-cell>
          <table:table-cell table:style-name="Table5.A1" office:value-type="string">
            <text:p text:style-name="P7">When to use</text:p>
          </table:table-cell>
          <table:table-cell table:style-name="Table5.C1" office:value-type="string">
            <text:p text:style-name="P7">When not to use</text:p>
          </table:table-cell>
        </table:table-row>
        <table:table-row>
          <table:table-cell table:style-name="Table5.A2" office:value-type="string">
            <text:p text:style-name="P7">Two-phase locking</text:p>
          </table:table-cell>
          <table:table-cell table:style-name="Table5.A2" office:value-type="string">
            <text:p text:style-name="P7">Simple application with single granularity in structure of data.</text:p>
          </table:table-cell>
          <table:table-cell table:style-name="Table5.C2" office:value-type="string">
            <text:p text:style-name="P7">When deadlocks must be avoided</text:p>
            <text:p text:style-name="P7">When there are large read-only <text:soft-page-break/>transactions</text:p>
          </table:table-cell>
        </table:table-row>
        <table:table-row>
          <table:table-cell table:style-name="Table5.A2" office:value-type="string">
            <text:p text:style-name="P7">Two-phase locking with multiple granularity locking</text:p>
          </table:table-cell>
          <table:table-cell table:style-name="Table5.A2" office:value-type="string">
            <text:p text:style-name="P7">Applications with multiple granularity in access to data.</text:p>
          </table:table-cell>
          <table:table-cell table:style-name="Table5.C2" office:value-type="string">
            <text:p text:style-name="P7">When deadlocks must be avoided</text:p>
            <text:p text:style-name="P7">When there are large read-only transactions</text:p>
          </table:table-cell>
        </table:table-row>
        <table:table-row>
          <table:table-cell table:style-name="Table5.A2" office:value-type="string">
            <text:p text:style-name="P7">The tree protocol</text:p>
          </table:table-cell>
          <table:table-cell table:style-name="Table5.A2" office:value-type="string">
            <text:p text:style-name="P7">Application access data which have a partial ordering among them.</text:p>
            <text:p text:style-name="P17"><text:span text:style-name="T9">Deadlocks cannot be tolerated</text:span></text:p>
          </table:table-cell>
          <table:table-cell table:style-name="Table5.C2" office:value-type="string">
            <text:p text:style-name="P7">Locking of unwanted items.</text:p>
          </table:table-cell>
        </table:table-row>
        <table:table-row>
          <table:table-cell table:style-name="Table5.A2" office:value-type="string">
            <text:p text:style-name="P7">Timestamp ordering</text:p>
          </table:table-cell>
          <table:table-cell table:style-name="Table5.A2" office:value-type="string">
            <text:p text:style-name="P7">When serializability order must follow the arrival order</text:p>
            <text:p text:style-name="P7">When deadlocks must be avoided</text:p>
          </table:table-cell>
          <table:table-cell table:style-name="Table5.C2" office:value-type="string">
            <text:p text:style-name="P7">Conflicts are handled by rollbacks which may be costly.</text:p>
            <text:p text:style-name="P7">Making transactions recoverable involve additional overheads like keeping track of commit dependencies</text:p>
          </table:table-cell>
        </table:table-row>
        <table:table-row>
          <table:table-cell table:style-name="Table5.A2" office:value-type="string">
            <text:p text:style-name="P7">Validation</text:p>
          </table:table-cell>
          <table:table-cell table:style-name="Table5.A2" office:value-type="string">
            <text:p text:style-name="P7">If the possibility of conflicting operations in a schedule is low, this protocol gives improved response time and concurrency with low overheads</text:p>
          </table:table-cell>
          <table:table-cell table:style-name="Table5.C2" office:value-type="string">
            <text:p text:style-name="P7">Not suitable in situations where the conflicting operations will be high.</text:p>
          </table:table-cell>
        </table:table-row>
        <table:table-row>
          <table:table-cell table:style-name="Table5.A2" office:value-type="string">
            <text:p text:style-name="P7">Multi-version timestamp ordering</text:p>
          </table:table-cell>
          <table:table-cell table:style-name="Table5.A2" office:value-type="string">
            <text:p text:style-name="P7">When timestamp ordering is appropriate but reads should not wait</text:p>
          </table:table-cell>
          <table:table-cell table:style-name="Table5.C2" office:value-type="string">
            <text:p text:style-name="P7">Conflicts are handled by rollbacks which may be costly.</text:p>
            <text:p text:style-name="P7">Making transactions recoverable involve additional overheads like keeping track of commit dependencies</text:p>
          </table:table-cell>
        </table:table-row>
        <table:table-row>
          <table:table-cell table:style-name="Table5.A2" office:value-type="string">
            <text:p text:style-name="P7">Multi-version two phase locking</text:p>
          </table:table-cell>
          <table:table-cell table:style-name="Table5.A2" office:value-type="string">
            <text:p text:style-name="P7">Read-only transactions do not wait</text:p>
            <text:p text:style-name="P7">Schedules are made recoverable by waiting rather than rollback.</text:p>
          </table:table-cell>
          <table:table-cell table:style-name="Table5.C2" office:value-type="string">
            <text:p text:style-name="P7">Deadlocks with update transactions</text:p>
            <text:p text:style-name="P7">Keeping multiple versions adds space complexity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3-19T15:38:08</meta:creation-date>
    <dc:date>2013-02-05T17:35:20</dc:date>
    <dc:creator>Kempa </dc:creator>
    <meta:editing-duration>P2DT11H4M38S</meta:editing-duration>
    <meta:editing-cycles>83</meta:editing-cycles>
    <meta:generator>LibreOffice/3.6$Linux_x86 LibreOffice_project/360m1$Build-2</meta:generator>
    <meta:document-statistic meta:table-count="5" meta:image-count="0" meta:object-count="0" meta:page-count="3" meta:paragraph-count="101" meta:word-count="722" meta:character-count="4795" meta:non-whitespace-character-count="4186"/>
  </office:meta>
</office:document-meta>
</file>